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F00000008705D64EE5DE7C52364.png" manifest:media-type="image/png"/>
  <manifest:file-entry manifest:full-path="Pictures/1000000000000F0000000870C1149AA4B9AB2172.png" manifest:media-type="image/png"/>
  <manifest:file-entry manifest:full-path="Pictures/TablePreview1.svm" manifest:media-type=""/>
  <manifest:file-entry manifest:full-path="Pictures/1000000000000F0000000870081F3989D0CB43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 Black2" svg:font-family="'Arial Black'" style:font-family-generic="swiss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e3061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18cm" svg:stroke-color="#e30613" draw:marker-start="msArrowEnd_20_5" draw:marker-start-width="0.21cm" draw:marker-start-center="false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="msArrowEnd_20_5" draw:marker-start-width="0.21cm" draw:marker-start-center="false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e30613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ajd_20_tytułowy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ajd_20_tytułowy-notes">
      <style:graphic-properties draw:fill-color="#ffffff" fo:min-height="12.572cm"/>
      <style:paragraph-properties style:writing-mode="lr-tb"/>
    </style:style>
    <style:style style:name="pr4" style:family="presentation" style:parent-style-name="Nagłówek_20_sekcji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główek_20_sekcji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Nagłówek_20_sekcji-notes">
      <style:graphic-properties draw:fill-color="#ffffff" fo:min-height="12.572cm"/>
      <style:paragraph-properties style:writing-mode="lr-tb"/>
    </style:style>
    <style:style style:name="pr7" style:family="presentation" style:parent-style-name="Tytuł_20_i_20_zawartość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ytuł_20_i_20_zawartość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ytuł_20_i_20_zawartość-notes">
      <style:graphic-properties draw:fill-color="#ffffff" fo:min-height="12.572cm"/>
      <style:paragraph-properties style:writing-mode="lr-tb"/>
    </style:style>
    <style:style style:name="pr10" style:family="presentation" style:parent-style-name="Pusty-notes">
      <style:graphic-properties draw:fill-color="#ffffff" fo:min-height="12.572cm"/>
      <style:paragraph-properties style:writing-mode="lr-tb"/>
    </style:style>
    <style:style style:name="pr11" style:family="presentation" style:parent-style-name="Nagłówek_20_sekcji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ylko_20_tytu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ylko_20_tytuł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601cm" style:use-optimal-column-width="false"/>
    </style:style>
    <style:style style:name="co2" style:family="table-column">
      <style:table-column-properties style:column-width="7.989cm" style:use-optimal-column-width="false"/>
    </style:style>
    <style:style style:name="co3" style:family="table-column">
      <style:table-column-properties style:column-width="9.303cm" style:use-optimal-column-width="false"/>
    </style:style>
    <style:style style:name="co4" style:family="table-column">
      <style:table-column-properties style:column-width="1.605cm" style:use-optimal-column-width="false"/>
    </style:style>
    <style:style style:name="co5" style:family="table-column">
      <style:table-column-properties style:column-width="10.547cm" style:use-optimal-column-width="false"/>
    </style:style>
    <style:style style:name="co6" style:family="table-column">
      <style:table-column-properties style:column-width="6.076cm" style:use-optimal-column-width="false"/>
    </style:style>
    <style:style style:name="ro1" style:family="table-row">
      <style:table-row-properties style:row-height="0.471cm" style:use-optimal-row-height="false"/>
    </style:style>
    <style:style style:name="ro2" style:family="table-row">
      <style:table-row-properties style:row-height="1.726cm" style:use-optimal-row-height="false"/>
    </style:style>
    <style:style style:name="ro3" style:family="table-row">
      <style:table-row-properties style:row-height="1.602cm" style:use-optimal-row-height="false"/>
    </style:style>
    <style:style style:name="ce1" style:family="table-cell">
      <loext:graphic-properties draw:fill="solid" draw:fill-color="#e30613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4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9e7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Black1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36pt" fo:letter-spacing="normal" fo:language="pl" fo:country="P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pl" fo:country="P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1.361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1.361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1.361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1.27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min-label-width="0.953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Ćwiczenia z podstaw rachunkowości &#10;Zasada podwójnego zapisu ope" draw:style-name="dp1" draw:master-page-name="Slajd_20_tytułowy" presentation:presentation-page-layout-name="AL1T0">
        <draw:frame draw:name="Tytuł 3" presentation:style-name="pr1" draw:text-style-name="P2" draw:layer="layout" svg:width="25.399cm" svg:height="6.789cm" svg:x="4.233cm" svg:y="6.699cm" presentation:class="title" presentation:user-transformed="true">
          <draw:text-box>
            <text:p text:style-name="P1"><text:span text:style-name="T1">Ćwiczenia z podstaw rachunkowości </text:span><text:span text:style-name="T1"><text:line-break/></text:span><text:span text:style-name="T1">Zasada podwójnego zapisu operacji gospodarczych na kontach </text:span><text:span text:style-name="T1"><text:line-break/></text:span><text:span text:style-name="T1"/></text:p>
          </draw:text-box>
        </draw:frame>
        <draw:frame draw:name="Podtytuł 4" presentation:style-name="pr2" draw:text-style-name="P4" draw:layer="layout" svg:width="25.399cm" svg:height="1.625cm" svg:x="4.233cm" svg:y="12.979cm" presentation:class="subtitle" presentation:user-transformed="true">
          <draw:text-box>
            <text:p text:style-name="P3"><text:span text:style-name="T2">Beata Miłowska</text:span></text:p>
          </draw:text-box>
        </draw:frame>
        <draw:custom-shape draw:name="Podtytuł 4" draw:style-name="gr1" draw:text-style-name="P6" draw:layer="layout" svg:width="25.399cm" svg:height="1.625cm" svg:x="4.233cm" svg:y="15.043cm">
          <text:p text:style-name="P5"><text:span text:style-name="T3">20.02.2022 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sada podwójnego zapisu" draw:style-name="dp1" draw:master-page-name="Nagłówek_20_sekcji">
        <draw:frame draw:name="Tytuł 1" presentation:style-name="pr4" draw:text-style-name="P8" draw:layer="layout" svg:width="29.209cm" svg:height="1.346cm" svg:x="2.311cm" svg:y="2.377cm" presentation:class="title" presentation:user-transformed="true">
          <draw:text-box>
            <text:p text:style-name="P1"><text:span text:style-name="T4">Zasada podwójnego zapisu</text:span></text:p>
          </draw:text-box>
        </draw:frame>
        <draw:frame draw:name="Symbol zastępczy tekstu 2" presentation:style-name="pr5" draw:text-style-name="P11" draw:layer="layout" svg:width="29.209cm" svg:height="12.206cm" svg:x="2.311cm" svg:y="4.143cm" presentation:class="outline" presentation:user-transformed="true">
          <draw:text-box>
            <text:p text:style-name="P9"><text:span text:style-name="T5">Zapisy na kontach nie mogą naruszać zasady równowagi bilansowej:</text:span></text:p>
            <text:p text:style-name="P9"><text:span text:style-name="T5">AKTYWA = PASYWA</text:span></text:p>
            <text:p text:style-name="P9"><text:span text:style-name="T5">Operacje gospodarcze powodują dwie, równoczesne , równe co do wielkości zmiany w aktywach i/lub pasywach.</text:span></text:p>
            <text:p text:style-name="P9"><text:span text:style-name="T5">Na czym polega zasada podwójnego zapisu na kontach:</text:span></text:p>
            <text:list text:style-name="L6">
              <text:list-item>
                <text:p text:style-name="P9"><text:span text:style-name="T5">zapis na co najmniej dwóch kontach,</text:span></text:p>
              </text:list-item>
              <text:list-item>
                <text:p text:style-name="P9"><text:span text:style-name="T5">zapis po przeciwnych stronach kont,</text:span></text:p>
              </text:list-item>
              <text:list-item>
                <text:p text:style-name="P9"><text:span text:style-name="T5">zapis w takiej samej kwocie po dwóch stronach kont.</text:span></text:p>
              </text:list-item>
            </text:list>
            <text:p text:style-name="P9"><text:span text:style-name="T5">Wszystkie konta, na których stosuje się zasadę podwójnego zapisu nazywamy <text:s text:c="2"/>kontami syntetycznymi, a ich zbiór tworzy księgę główną – która wchodzi w skład ksiąg rachunkowych.</text:span></text:p>
            <text:p text:style-name="P9"><text:span text:style-name="T5">Konta, które uczestniczą w zapisie danej operacji gospodarczej nazywamy kontami korespondującymi lub przeciwstawnymi.</text:span></text:p>
            <text:p text:style-name="P10"><text:span text:style-name="T6">W zależności od ilości kont biorących udział w zapisie wyróżnia się :</text:span></text:p>
            <text:p text:style-name="P10"><text:span text:style-name="T6">-zapis prosty- korespondują tylko dwa konta</text:span></text:p>
            <text:p text:style-name="P10"><text:span text:style-name="T6">-zapis złożony – korespondują więcej niż dwa konta</text:span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sada podwójnego zapisu- zapis prosty" draw:style-name="dp1" draw:master-page-name="Tytuł_20_i_20_zawartość" presentation:presentation-page-layout-name="AL2T11">
        <draw:frame draw:name="Tytuł 1" presentation:style-name="pr7" draw:text-style-name="P12" draw:layer="layout" svg:width="29.209cm" svg:height="1.944cm" svg:x="2.328cm" svg:y="1.014cm" presentation:class="title" presentation:user-transformed="true">
          <draw:text-box>
            <text:p text:style-name="P1"><text:span text:style-name="T7">Zasada podwójnego zapisu- zapis prosty</text:span></text:p>
          </draw:text-box>
        </draw:frame>
        <draw:frame draw:name="Symbol zastępczy zawartości 2" presentation:style-name="pr8" draw:text-style-name="P13" draw:layer="layout" svg:width="29.209cm" svg:height="11.61cm" svg:x="2.328cm" svg:y="2.959cm" presentation:class="outline" presentation:user-transformed="true">
          <draw:text-box>
            <text:p text:style-name="P10"><text:span text:style-name="T8">Przykład 1.</text:span></text:p>
            <text:p text:style-name="P10"><text:span text:style-name="T8">Operacja : zakupiono i przyjęto do magazynu materiały o wartości 400 zł , za które zapłat nastąpi w terminie późniejszym.</text:span></text:p>
          </draw:text-box>
        </draw:frame>
        <draw:connector draw:name="Łącznik prosty 4" draw:style-name="gr3" draw:text-style-name="P14" draw:layer="layout" draw:type="line" svg:x1="3.526cm" svg:y1="7.373cm" svg:x2="14.228cm" svg:y2="7.373cm" svg:d="M3526 7373h10702" svg:viewBox="0 0 10703 1">
          <text:p/>
        </draw:connector>
        <draw:connector draw:name="Łącznik prosty 9" draw:style-name="gr3" draw:text-style-name="P14" draw:layer="layout" draw:type="line" svg:x1="16.522cm" svg:y1="7.373cm" svg:x2="27.224cm" svg:y2="7.373cm" svg:d="M16522 7373h10702" svg:viewBox="0 0 10703 1">
          <text:p/>
        </draw:connector>
        <draw:custom-shape draw:name="pole tekstowe 10" draw:style-name="gr4" draw:text-style-name="P16" draw:layer="layout" svg:width="11.293cm" svg:height="0.756cm" svg:x="3.28cm" svg:y="6.412cm">
          <text:p text:style-name="P15"><text:span text:style-name="T9">Wn ( Dt) <text:s text:c="6"/>Zobowiązania wobec dostawców <text:s text:c="3"/>Ma ( C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2" draw:style-name="gr3" draw:text-style-name="P14" draw:layer="layout" draw:type="line" svg:x1="8.483cm" svg:y1="7.373cm" svg:x2="8.483cm" svg:y2="10.653cm" svg:d="M8483 7373v3280" svg:viewBox="0 0 1 3281">
          <text:p/>
        </draw:connector>
        <draw:custom-shape draw:name="pole tekstowe 13" draw:style-name="gr5" draw:text-style-name="P16" draw:layer="layout" svg:width="10.356cm" svg:height="0.756cm" svg:x="16.72cm" svg:y="6.412cm">
          <text:p text:style-name="P15"><text:span text:style-name="T9">Wn <text:s/>( Dt) <text:s text:c="19"/>Materiały <text:s text:c="17"/>Ma ( Ct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5" draw:style-name="gr3" draw:text-style-name="P14" draw:layer="layout" draw:type="line" svg:x1="21.651cm" svg:y1="7.373cm" svg:x2="21.651cm" svg:y2="10.307cm" svg:d="M21651 7373v2934" svg:viewBox="0 0 1 2935">
          <text:p/>
        </draw:connector>
        <draw:custom-shape draw:name="pole tekstowe 19" draw:style-name="gr6" draw:text-style-name="P16" draw:layer="layout" svg:width="5.005cm" svg:height="1.011cm" svg:x="15.659cm" svg:y="8.261cm">
          <text:p text:style-name="P15"><text:span text:style-name="T10"><text:s text:c="12"/></text:span><text:span text:style-name="T10">400 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0" draw:style-name="gr7" draw:text-style-name="P16" draw:layer="layout" svg:width="4.315cm" svg:height="1.011cm" svg:x="8.89cm" svg:y="8.292cm">
          <text:p text:style-name="P15"><text:span text:style-name="T10">40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ze strzałką 22" draw:style-name="gr8" draw:text-style-name="P14" draw:layer="layout" draw:type="line" svg:x1="11.343cm" svg:y1="8.805cm" svg:x2="17.311cm" svg:y2="8.774cm" svg:d="M11343 8805l5968-31" svg:viewBox="0 0 5969 32">
          <text:p/>
        </draw:connector>
        <draw:custom-shape draw:name="pole tekstowe 23" draw:style-name="gr9" draw:text-style-name="P16" draw:layer="layout" svg:width="27.076cm" svg:height="5.577cm" svg:x="3.526cm" svg:y="10.998cm">
          <text:p text:style-name="P15"><text:span text:style-name="T11">Zapis na dwóch kontach, po przeciwnych stronach kont, w takiej samej kwocie po dwóch stronach kont</text:span></text:p>
          <text:p text:style-name="P15"><text:span text:style-name="T11"/></text:p>
          <text:p text:style-name="P15"><text:span text:style-name="T11">Zobowiązania wobec dostawców- konto pasywne; zwiększenie zobowiązania o 400 zł ;</text:span></text:p>
          <text:p text:style-name="P15"><text:span text:style-name="T11">zwiększenie stanu konta w przypadku konta pasywnego następuje po stronie Ma ( Ct )</text:span></text:p>
          <text:p text:style-name="P15"><text:span text:style-name="T11"/></text:p>
          <text:p text:style-name="P15"><text:span text:style-name="T11">Materiały – konto aktywne; zwiększenie stanu magazynu materiałów wzrasta o 400 zł; zwiększenie stanu konta w przypadku konta aktywnego następuje po stronie Wn ( Dt) </text:span></text:p>
          <text:p text:style-name="P15"><text:span text:style-name="T11"/></text:p>
          <text:p text:style-name="P15"><text:span text:style-name="T11">Operacja aktywno –pasywna zwiększająca sumę bilansową ( A+Z=P+Z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sada podwójnego zapisu- zapis złożony" draw:style-name="dp1" draw:master-page-name="Nagłówek_20_sekcji">
        <draw:frame draw:name="Tytuł 1" presentation:style-name="pr4" draw:text-style-name="P8" draw:layer="layout" svg:width="29.209cm" svg:height="1.297cm" svg:x="2.311cm" svg:y="2.377cm" presentation:class="title" presentation:user-transformed="true">
          <draw:text-box>
            <text:p text:style-name="P1"><text:span text:style-name="T12">Zasada podwójnego zapisu- zapis złożony</text:span></text:p>
          </draw:text-box>
        </draw:frame>
        <draw:frame draw:name="Symbol zastępczy tekstu 2" presentation:style-name="pr5" draw:text-style-name="P11" draw:layer="layout" svg:width="29.209cm" svg:height="12.033cm" svg:x="2.311cm" svg:y="4.02cm" presentation:class="outline" presentation:user-transformed="true">
          <draw:text-box>
            <text:p text:style-name="P10"><text:span text:style-name="T9">Przykład 1</text:span></text:p>
            <text:p text:style-name="P10"><text:span text:style-name="T9">Operacja : zakupiono z odroczonym terminem płatności i przyjęto do magazynu materiały o wartości 500 zł i towary o wartości 300 zł.</text:span></text:p>
            <text:p text:style-name="P10"><text:span text:style-name="T9">Łączne zobowiązanie wobec dostawcy za zakupione materiały i towary wynosi 800 zł.</text:span></text:p>
            <text:p text:style-name="P10"><text:span text:style-name="T11"/></text:p>
          </draw:text-box>
        </draw:frame>
        <draw:connector draw:name="Łącznik prosty 4" draw:style-name="gr3" draw:text-style-name="P14" draw:layer="layout" draw:type="line" svg:x1="2.712cm" svg:y1="8.063cm" svg:x2="11.023cm" svg:y2="8.063cm" svg:d="M2712 8063h8311" svg:viewBox="0 0 8312 1">
          <text:p/>
        </draw:connector>
        <draw:connector draw:name="Łącznik prosty 6" draw:style-name="gr3" draw:text-style-name="P14" draw:layer="layout" draw:type="line" svg:x1="17.853cm" svg:y1="8.137cm" svg:x2="26.263cm" svg:y2="8.137cm" svg:d="M17853 8137h8410" svg:viewBox="0 0 8411 1">
          <text:p/>
        </draw:connector>
        <draw:connector draw:name="Łącznik prosty 8" draw:style-name="gr3" draw:text-style-name="P14" draw:layer="layout" draw:type="line" svg:x1="18.1cm" svg:y1="12.601cm" svg:x2="26.485cm" svg:y2="12.601cm" svg:d="M18100 12601h8385" svg:viewBox="0 0 8386 1">
          <text:p/>
        </draw:connector>
        <draw:connector draw:name="Łącznik prosty 11" draw:style-name="gr3" draw:text-style-name="P14" draw:layer="layout" draw:type="line" svg:x1="6.189cm" svg:y1="8.063cm" svg:x2="6.189cm" svg:y2="15.387cm" svg:d="M6189 8063v7324" svg:viewBox="0 0 1 7325">
          <text:p/>
        </draw:connector>
        <draw:connector draw:name="Łącznik prosty 14" draw:style-name="gr3" draw:text-style-name="P14" draw:layer="layout" draw:type="line" svg:x1="21.848cm" svg:y1="8.137cm" svg:x2="21.848cm" svg:y2="10.973cm" svg:d="M21848 8137v2836" svg:viewBox="0 0 1 2837">
          <text:p/>
        </draw:connector>
        <draw:connector draw:name="Łącznik prosty 16" draw:style-name="gr3" draw:text-style-name="P14" draw:layer="layout" draw:type="line" svg:x1="21.848cm" svg:y1="12.601cm" svg:x2="21.848cm" svg:y2="15.387cm" svg:d="M21848 12601v2786" svg:viewBox="0 0 1 2787">
          <text:p/>
        </draw:connector>
        <draw:custom-shape draw:name="pole tekstowe 17" draw:style-name="gr10" draw:text-style-name="P16" draw:layer="layout" svg:width="10.249cm" svg:height="1.263cm" svg:x="2.346cm" svg:y="7.299cm">
          <text:p text:style-name="P15"><text:span text:style-name="T9">Wn ( Dt) Zobowiązania wobec dostawców <text:s/>Ma ( Ct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8" draw:style-name="gr11" draw:text-style-name="P16" draw:layer="layout" svg:width="8.778cm" svg:height="0.756cm" svg:x="18.101cm" svg:y="7.299cm">
          <text:p text:style-name="P15"><text:span text:style-name="T9">Wn ( Dt) <text:s text:c="9"/>Materiały <text:s text:c="13"/>Ma ( Ct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3" draw:style-name="gr12" draw:text-style-name="P16" draw:layer="layout" svg:width="8.408cm" svg:height="0.756cm" svg:x="18.323cm" svg:y="11.541cm">
          <text:p text:style-name="P15"><text:span text:style-name="T9">Wn ( Dt ) <text:s text:c="6"/>Towary <text:s text:c="17"/>Ma ( Ct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ze strzałką 25" draw:style-name="gr13" draw:text-style-name="P14" draw:layer="layout" draw:type="line" svg:x1="8.803cm" svg:y1="9.525cm" svg:x2="18.618cm" svg:y2="9.525cm" svg:d="M8803 9525h9815" svg:viewBox="0 0 9816 1">
          <text:p/>
        </draw:connector>
        <draw:connector draw:name="Łącznik prosty 27" draw:style-name="gr3" draw:text-style-name="P14" draw:layer="layout" draw:type="line" svg:x1="13.464cm" svg:y1="9.525cm" svg:x2="13.464cm" svg:y2="14.376cm" svg:d="M13464 9525v4851" svg:viewBox="0 0 1 4852">
          <text:p/>
        </draw:connector>
        <draw:connector draw:name="Łącznik prosty ze strzałką 29" draw:style-name="gr14" draw:text-style-name="P14" draw:layer="layout" draw:type="line" svg:x1="13.464cm" svg:y1="14.253cm" svg:x2="18.618cm" svg:y2="14.253cm" svg:d="M13464 14253h5154" svg:viewBox="0 0 5155 1">
          <text:p/>
        </draw:connector>
        <draw:custom-shape draw:name="pole tekstowe 31" draw:style-name="gr15" draw:text-style-name="P16" draw:layer="layout" svg:width="4.906cm" svg:height="1.011cm" svg:x="6.658cm" svg:y="8.328cm">
          <text:p text:style-name="P15"><text:span text:style-name="T10">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2" draw:style-name="gr16" draw:text-style-name="P16" draw:layer="layout" svg:width="6.189cm" svg:height="1.011cm" svg:x="15.659cm" svg:y="8.261cm">
          <text:p text:style-name="P15"><text:span text:style-name="T10"><text:s text:c="17"/></text:span><text:span text:style-name="T10">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3" draw:style-name="gr17" draw:text-style-name="P16" draw:layer="layout" svg:width="6.041cm" svg:height="1.011cm" svg:x="15.289cm" svg:y="13.415cm">
          <text:p text:style-name="P15"><text:span text:style-name="T10"><text:s text:c="19"/></text:span><text:span text:style-name="T10">3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4" draw:style-name="gr18" draw:text-style-name="P16" draw:layer="layout" svg:width="30.997cm" svg:height="1.433cm" svg:x="1.825cm" svg:y="15.388cm">
          <text:p text:style-name="P15"><text:span text:style-name="T11">Zapis na co najmniej dwóch kontach , po przeciwnych stronach kont, suma zapisów po stronie Wn ( Dt ) równa się sumie zapisów po stronie Ma ( Ct) <text:s/>- ( 800= 500+300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sada podwójnego zapisu na kontach –zadanie 1" draw:style-name="dp1" draw:master-page-name="Nagłówek_20_sekcji">
        <draw:frame draw:name="Tytuł 1" presentation:style-name="pr4" draw:text-style-name="P8" draw:layer="layout" svg:width="29.209cm" svg:height="0.813cm" svg:x="2.311cm" svg:y="0.888cm" presentation:class="title" presentation:user-transformed="true">
          <draw:text-box>
            <text:p text:style-name="P1"><text:span text:style-name="T13">Zasada podwójnego zapisu na kontach –zadanie 1</text:span></text:p>
          </draw:text-box>
        </draw:frame>
        <draw:frame draw:name="Symbol zastępczy tekstu 2" presentation:style-name="pr5" draw:text-style-name="P11" draw:layer="layout" svg:width="32.748cm" svg:height="15.757cm" svg:x="0.592cm" svg:y="2.17cm" presentation:class="outline" presentation:user-transformed="true">
          <draw:text-box>
            <text:p text:style-name="P10"><text:span text:style-name="T14">Zadanie 1. Przedsiębiorstwo Saturn Sp. z o.o. na dzień 1 stycznia br. posiadało następujące składniki bilansowe :</text:span></text:p>
          </draw:text-box>
        </draw:frame>
        <draw:frame draw:name="Tabela 4" draw:style-name="standard" draw:layer="layout" svg:width="29.195cm" svg:height="1.946cm" svg:x="0.592cm" svg:y="2.831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5"><text:span text:style-name="T15">Lp.</text:span></text:p>
              </table:table-cell>
              <table:table-cell>
                <text:p text:style-name="P15"><text:span text:style-name="T15">Symbol konta</text:span></text:p>
              </table:table-cell>
              <table:table-cell>
                <text:p text:style-name="P15"><text:span text:style-name="T15">Treść </text:span></text:p>
              </table:table-cell>
              <table:table-cell>
                <text:p text:style-name="P15"><text:span text:style-name="T15">Suma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6">1.</text:span></text:p>
              </table:table-cell>
              <table:table-cell>
                <text:p text:style-name="P15"><text:span text:style-name="T16">131</text:span></text:p>
              </table:table-cell>
              <table:table-cell>
                <text:p text:style-name="P15"><text:span text:style-name="T16">Środki pieniężne na rachunku bankowym</text:span></text:p>
              </table:table-cell>
              <table:table-cell>
                <text:p text:style-name="P15"><text:span text:style-name="T16">50 000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6">2.</text:span></text:p>
              </table:table-cell>
              <table:table-cell>
                <text:p text:style-name="P15"><text:span text:style-name="T16">800</text:span></text:p>
              </table:table-cell>
              <table:table-cell>
                <text:p text:style-name="P15"><text:span text:style-name="T16">Kapitał zakładowy</text:span></text:p>
              </table:table-cell>
              <table:table-cell>
                <text:p text:style-name="P15"><text:span text:style-name="T16">50 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a 6" draw:style-name="standard" draw:layer="layout" svg:width="30.379cm" svg:height="9.735cm" svg:x="1.526cm" svg:y="5.943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2" table:default-cell-style-name="ce1">
              <table:table-cell table:number-rows-spanned="2">
                <text:p text:style-name="P15"><text:span text:style-name="T15">Lp.</text:span></text:p>
              </table:table-cell>
              <table:table-cell table:number-rows-spanned="2">
                <text:p text:style-name="P15"><text:span text:style-name="T15">Treść operacji gospodarczych</text:span></text:p>
              </table:table-cell>
              <table:table-cell table:number-rows-spanned="2">
                <text:p text:style-name="P15"><text:span text:style-name="T15">Wartość</text:span></text:p>
              </table:table-cell>
              <table:table-cell table:number-columns-spanned="2">
                <text:p text:style-name="P17"><text:span text:style-name="T15">Korespondencja kont</text:span></text:p>
              </table:table-cell>
              <table:covered-table-cell table:style-name="standard"/>
            </table:table-row>
            <table:table-row table:style-name="ro3" table:default-cell-style-name="standard">
              <table:covered-table-cell/>
              <table:covered-table-cell/>
              <table:covered-table-cell/>
              <table:table-cell table:style-name="ce2">
                <text:p text:style-name="P17"><text:span text:style-name="T16">Strona Winien konta</text:span></text:p>
              </table:table-cell>
              <table:table-cell table:style-name="ce2">
                <text:p text:style-name="P17"><text:span text:style-name="T16">Strona Ma konta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6">1.</text:span></text:p>
              </table:table-cell>
              <table:table-cell>
                <text:p text:style-name="P15"><text:span text:style-name="T16">Podjęto z rachunku bankowego środki pieniężne do kasy</text:span></text:p>
              </table:table-cell>
              <table:table-cell>
                <text:p text:style-name="P15"><text:span text:style-name="T16">10 000</text:span></text:p>
              </table:table-cell>
              <table:table-cell>
                <text:p text:style-name="P15"><text:span text:style-name="T16">100- Kasa</text:span></text:p>
              </table:table-cell>
              <table:table-cell>
                <text:p text:style-name="P15"><text:span text:style-name="T16">131- Rachunek bankowy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6">2.</text:span></text:p>
              </table:table-cell>
              <table:table-cell>
                <text:p text:style-name="P15"><text:span text:style-name="T16">Przyjęto do magazynu zakupione u dostawcy Sonpap sp. z o.o. materiały; zapłata za nie w terminie późniejszym </text:span></text:p>
              </table:table-cell>
              <table:table-cell>
                <text:p text:style-name="P15"><text:span text:style-name="T16">12 634</text:span></text:p>
              </table:table-cell>
              <table:table-cell>
                <text:p text:style-name="P15"><text:span text:style-name="T16">310-Materiały</text:span></text:p>
              </table:table-cell>
              <table:table-cell>
                <text:p text:style-name="P15"><text:span text:style-name="T16">202- Rozrachunki z dostawcami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6">3.</text:span></text:p>
              </table:table-cell>
              <table:table-cell>
                <text:p text:style-name="P15"><text:span text:style-name="T16">Ze środków na rachunku bankowym spłacono częściowo zobowiązanie wobec dostawcy Sonpap <text:s/>sp. z o.o. </text:span></text:p>
              </table:table-cell>
              <table:table-cell>
                <text:p text:style-name="P15"><text:span text:style-name="T16"><text:s/></text:span><text:span text:style-name="T16">2 634</text:span></text:p>
              </table:table-cell>
              <table:table-cell>
                <text:p text:style-name="P15"><text:span text:style-name="T16">202- Rozrachunki z dostawcami</text:span></text:p>
              </table:table-cell>
              <table:table-cell>
                <text:p text:style-name="P15"><text:span text:style-name="T16">131- Rachunek bankowy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6">4.</text:span></text:p>
              </table:table-cell>
              <table:table-cell>
                <text:p text:style-name="P15"><text:span text:style-name="T16">Zaciągnięto kredyt bankowy na spłatę pozostałej kwoty zadłużenia</text:span></text:p>
              </table:table-cell>
              <table:table-cell>
                <text:p text:style-name="P15"><text:span text:style-name="T16">10 000</text:span></text:p>
              </table:table-cell>
              <table:table-cell>
                <text:p text:style-name="P15"><text:span text:style-name="T16">202-Rozrachunki z dostawcami</text:span></text:p>
              </table:table-cell>
              <table:table-cell>
                <text:p text:style-name="P15"><text:span text:style-name="T16">134- Kredyty bankow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usty">
        <draw:custom-shape draw:name="pole tekstowe 1" draw:style-name="gr19" draw:text-style-name="P16" draw:layer="layout" svg:width="12.41cm" svg:height="1.011cm" svg:x="0.419cm" svg:y="0.567cm">
          <text:p text:style-name="P15"><text:span text:style-name="T10">Rozwiązanie zadania 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3" draw:style-name="gr3" draw:text-style-name="P14" draw:layer="layout" draw:type="line" svg:x1="0.665cm" svg:y1="3.501cm" svg:x2="8.828cm" svg:y2="3.501cm" svg:d="M665 3501h8163" svg:viewBox="0 0 8164 1">
          <text:p/>
        </draw:connector>
        <draw:connector draw:name="Łącznik prosty 5" draw:style-name="gr3" draw:text-style-name="P14" draw:layer="layout" draw:type="line" svg:x1="11.442cm" svg:y1="3.501cm" svg:x2="19.308cm" svg:y2="3.501cm" svg:d="M11442 3501h7866" svg:viewBox="0 0 7867 1">
          <text:p/>
        </draw:connector>
        <draw:connector draw:name="Łącznik prosty 7" draw:style-name="gr3" draw:text-style-name="P14" draw:layer="layout" draw:type="line" svg:x1="22.12cm" svg:y1="3.477cm" svg:x2="30.701cm" svg:y2="3.477cm" svg:d="M22120 3477h8581" svg:viewBox="0 0 8582 1">
          <text:p/>
        </draw:connector>
        <draw:connector draw:name="Łącznik prosty 9" draw:style-name="gr3" draw:text-style-name="P14" draw:layer="layout" draw:type="line" svg:x1="4.241cm" svg:y1="3.501cm" svg:x2="4.241cm" svg:y2="6.929cm" svg:d="M4241 3501v3428" svg:viewBox="0 0 1 3429">
          <text:p/>
        </draw:connector>
        <draw:connector draw:name="Łącznik prosty 11" draw:style-name="gr3" draw:text-style-name="P14" draw:layer="layout" draw:type="line" svg:x1="15.363cm" svg:y1="3.477cm" svg:x2="15.363cm" svg:y2="6.904cm" svg:d="M15363 3477v3427" svg:viewBox="0 0 1 3428">
          <text:p/>
        </draw:connector>
        <draw:connector draw:name="Łącznik prosty 13" draw:style-name="gr3" draw:text-style-name="P14" draw:layer="layout" draw:type="line" svg:x1="26.953cm" svg:y1="3.477cm" svg:x2="26.953cm" svg:y2="6.904cm" svg:d="M26953 3477v3427" svg:viewBox="0 0 1 3428">
          <text:p/>
        </draw:connector>
        <draw:connector draw:name="Łącznik prosty 15" draw:style-name="gr3" draw:text-style-name="P14" draw:layer="layout" draw:type="line" svg:x1="0.665cm" svg:y1="9.716cm" svg:x2="8.828cm" svg:y2="9.716cm" svg:d="M665 9716h8163" svg:viewBox="0 0 8164 1">
          <text:p/>
        </draw:connector>
        <draw:connector draw:name="Łącznik prosty 17" draw:style-name="gr3" draw:text-style-name="P14" draw:layer="layout" draw:type="line" svg:x1="11.59cm" svg:y1="9.716cm" svg:x2="19.185cm" svg:y2="9.716cm" svg:d="M11590 9716h7595" svg:viewBox="0 0 7596 1">
          <text:p/>
        </draw:connector>
        <draw:connector draw:name="Łącznik prosty 19" draw:style-name="gr3" draw:text-style-name="P14" draw:layer="layout" draw:type="line" svg:x1="21.898cm" svg:y1="9.716cm" svg:x2="30.948cm" svg:y2="9.716cm" svg:d="M21898 9716h9050" svg:viewBox="0 0 9051 1">
          <text:p/>
        </draw:connector>
        <draw:connector draw:name="Łącznik prosty 21" draw:style-name="gr20" draw:text-style-name="P14" draw:layer="layout" draw:type="line" svg:x1="4.241cm" svg:y1="9.716cm" svg:x2="4.241cm" svg:y2="12.995cm" svg:d="M4241 9716v3279" svg:viewBox="0 0 1 3280">
          <text:p/>
        </draw:connector>
        <draw:connector draw:name="Łącznik prosty 23" draw:style-name="gr3" draw:text-style-name="P14" draw:layer="layout" draw:type="line" svg:x1="15.387cm" svg:y1="9.716cm" svg:x2="15.387cm" svg:y2="13.291cm" svg:d="M15387 9716v3575" svg:viewBox="0 0 1 3576">
          <text:p/>
        </draw:connector>
        <draw:connector draw:name="Łącznik prosty 25" draw:style-name="gr3" draw:text-style-name="P14" draw:layer="layout" draw:type="line" svg:x1="26.682cm" svg:y1="9.716cm" svg:x2="26.682cm" svg:y2="13.291cm" svg:d="M26682 9716v3575" svg:viewBox="0 0 1 3576">
          <text:p/>
        </draw:connector>
        <draw:custom-shape draw:name="pole tekstowe 29" draw:style-name="gr21" draw:text-style-name="P16" draw:layer="layout" svg:width="6.411cm" svg:height="1.011cm" svg:x="1.628cm" svg:y="2.417cm">
          <text:p text:style-name="P15"><text:span text:style-name="T17"><text:s text:c="6"/></text:span><text:span text:style-name="T18">131- Rachunek bankow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4" draw:style-name="gr22" draw:text-style-name="P16" draw:layer="layout" svg:width="6.583cm" svg:height="0.714cm" svg:x="13.641cm" svg:y="2.591cm">
          <text:p text:style-name="P15"><text:span text:style-name="T18">100- Ka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5" draw:style-name="gr23" draw:text-style-name="P16" draw:layer="layout" svg:width="10.406cm" svg:height="1.011cm" svg:x="22.86cm" svg:y="2.417cm">
          <text:p text:style-name="P15"><text:span text:style-name="T10"><text:s text:c="13"/></text:span><text:span text:style-name="T18">800- Kapitał Zakładow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6" draw:style-name="gr24" draw:text-style-name="P16" draw:layer="layout" svg:width="6.781cm" svg:height="1.011cm" svg:x="1.825cm" svg:y="8.821cm">
          <text:p text:style-name="P15"><text:span text:style-name="T10"><text:s text:c="2"/></text:span><text:span text:style-name="T18">202- Rozrachunki z dostawca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7" draw:style-name="gr25" draw:text-style-name="P16" draw:layer="layout" svg:width="6.781cm" svg:height="0.714cm" svg:x="11.59cm" svg:y="8.922cm">
          <text:p text:style-name="P15"><text:span text:style-name="T19"><text:s text:c="13"/></text:span><text:span text:style-name="T18">310 Materiał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8" draw:style-name="gr26" draw:text-style-name="P16" draw:layer="layout" svg:width="8.211cm" svg:height="0.714cm" svg:x="23.892cm" svg:y="8.87cm">
          <text:p text:style-name="P15"><text:span text:style-name="T18">134 Kredyt bankow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" draw:style-name="gr27" draw:text-style-name="P16" draw:layer="layout" svg:width="3.525cm" svg:height="0.714cm" svg:x="0.419cm" svg:y="3.773cm">
          <text:p text:style-name="P15"><text:span text:style-name="T19">Sp) <text:s text:c="9"/>5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28" draw:text-style-name="P16" draw:layer="layout" svg:width="4.619cm" svg:height="0.714cm" svg:x="27.422cm" svg:y="3.773cm">
          <text:p text:style-name="P15"><text:span text:style-name="T19">50 000 <text:s text:c="11"/>(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6" draw:style-name="gr29" draw:text-style-name="P16" draw:layer="layout" svg:width="3.476cm" svg:height="0.714cm" svg:x="11.59cm" svg:y="3.97cm">
          <text:p text:style-name="P15"><text:span text:style-name="T19">1) <text:s text:c="9"/>1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8" draw:style-name="gr30" draw:text-style-name="P16" draw:layer="layout" svg:width="3.575cm" svg:height="1.179cm" svg:x="4.587cm" svg:y="3.97cm">
          <text:p text:style-name="P15"><text:span text:style-name="T19"><text:s text:c="9"/></text:span><text:span text:style-name="T19">10 000 <text:s text:c="4"/>(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0" draw:style-name="gr31" draw:text-style-name="P16" draw:layer="layout" svg:width="3.92cm" svg:height="0.714cm" svg:x="11.442cm" svg:y="10.061cm">
          <text:p text:style-name="P15"><text:span text:style-name="T19">2) <text:s text:c="9"/>12 6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2" draw:style-name="gr32" draw:text-style-name="P16" draw:layer="layout" svg:width="3.575cm" svg:height="0.714cm" svg:x="4.587cm" svg:y="10.061cm">
          <text:p text:style-name="P15"><text:span text:style-name="T19">12 634 <text:s text:c="12"/>(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4" draw:style-name="gr33" draw:text-style-name="P16" draw:layer="layout" svg:width="3.575cm" svg:height="0.714cm" svg:x="4.809cm" svg:y="4.697cm">
          <text:p text:style-name="P15"><text:span text:style-name="T19"><text:s text:c="9"/></text:span><text:span text:style-name="T19">2 634 <text:s text:c="3"/>(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34" draw:text-style-name="P16" draw:layer="layout" svg:width="3.229cm" svg:height="0.714cm" svg:x="0.666cm" svg:y="10.061cm">
          <text:p text:style-name="P15"><text:span text:style-name="T19">3) <text:s text:c="10"/>2 6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8" draw:style-name="gr35" draw:text-style-name="P16" draw:layer="layout" svg:width="3.328cm" svg:height="0.714cm" svg:x="0.764cm" svg:y="11.122cm">
          <text:p text:style-name="P15"><text:span text:style-name="T19">4) <text:s text:c="7"/>1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0" draw:style-name="gr36" draw:text-style-name="P16" draw:layer="layout" svg:width="4.043cm" svg:height="0.714cm" svg:x="27.422cm" svg:y="10.061cm">
          <text:p text:style-name="P15"><text:span text:style-name="T19">10 000 <text:s text:c="13"/>(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4" draw:style-name="gr3" draw:text-style-name="P14" draw:layer="layout" draw:type="line" svg:x1="1.701cm" svg:y1="5.423cm" svg:x2="7.792cm" svg:y2="5.423cm" svg:d="M1701 5423h6091" svg:viewBox="0 0 6092 1">
          <text:p/>
        </draw:connector>
        <draw:connector draw:name="Łącznik prosty 27" draw:style-name="gr3" draw:text-style-name="P14" draw:layer="layout" draw:type="line" svg:x1="10.727cm" svg:y1="5.314cm" svg:x2="19.185cm" svg:y2="5.314cm" svg:d="M10727 5314h8458" svg:viewBox="0 0 8459 1">
          <text:p/>
        </draw:connector>
        <draw:connector draw:name="Łącznik prosty 30" draw:style-name="gr3" draw:text-style-name="P14" draw:layer="layout" draw:type="line" svg:x1="22.564cm" svg:y1="5.314cm" svg:x2="30.479cm" svg:y2="5.314cm" svg:d="M22564 5314h7915" svg:viewBox="0 0 7916 1">
          <text:p/>
        </draw:connector>
        <draw:connector draw:name="Łącznik prosty 32" draw:style-name="gr3" draw:text-style-name="P14" draw:layer="layout" draw:type="line" svg:x1="2.022cm" svg:y1="11.848cm" svg:x2="8.039cm" svg:y2="11.848cm" svg:d="M2022 11848h6017" svg:viewBox="0 0 6018 1">
          <text:p/>
        </draw:connector>
        <draw:connector draw:name="Łącznik prosty 43" draw:style-name="gr3" draw:text-style-name="P14" draw:layer="layout" draw:type="line" svg:x1="10.16cm" svg:y1="11.848cm" svg:x2="19.185cm" svg:y2="11.848cm" svg:d="M10160 11848h9025" svg:viewBox="0 0 9026 1">
          <text:p/>
        </draw:connector>
        <draw:connector draw:name="Łącznik prosty 45" draw:style-name="gr3" draw:text-style-name="P14" draw:layer="layout" draw:type="line" svg:x1="22.12cm" svg:y1="11.848cm" svg:x2="30.258cm" svg:y2="11.848cm" svg:d="M22120 11848h8138" svg:viewBox="0 0 8139 1">
          <text:p/>
        </draw:connector>
        <draw:custom-shape draw:name="pole tekstowe 46" draw:style-name="gr37" draw:text-style-name="P16" draw:layer="layout" svg:width="6.164cm" svg:height="0.714cm" svg:x="1.628cm" svg:y="5.568cm">
          <text:p text:style-name="P15"><text:span text:style-name="T19"><text:s text:c="5"/></text:span><text:span text:style-name="T19">50 000 <text:s text:c="20"/>12 6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7" draw:style-name="gr38" draw:text-style-name="P16" draw:layer="layout" svg:width="8.457cm" svg:height="0.714cm" svg:x="10.727cm" svg:y="5.424cm">
          <text:p text:style-name="P15"><text:span text:style-name="T19"><text:s text:c="21"/></text:span><text:span text:style-name="T19">10 000 <text:s text:c="25"/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8" draw:style-name="gr39" draw:text-style-name="P16" draw:layer="layout" svg:width="8.605cm" svg:height="0.714cm" svg:x="22.86cm" svg:y="5.568cm">
          <text:p text:style-name="P15"><text:span text:style-name="T19"><text:s text:c="15"/></text:span><text:span text:style-name="T19">- <text:s text:c="26"/>5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51" draw:style-name="gr40" draw:text-style-name="P16" draw:layer="layout" svg:width="7.989cm" svg:height="1.476cm" svg:x="0.888cm" svg:y="11.877cm">
          <text:p text:style-name="P15"><text:span text:style-name="T10"><text:s text:c="6"/></text:span><text:span text:style-name="T19">12 634 <text:s text:c="13"/>12 634</text:span></text:p>
          <text:p text:style-name="P15"><text:span text:style-name="T19"><text:s text:c="15"/></text:span><text:span text:style-name="T19">- <text:s text:c="22"/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53" draw:style-name="gr3" draw:text-style-name="P14" draw:layer="layout" draw:type="line" svg:x1="2.213cm" svg:y1="13.796cm" svg:x2="6.837cm" svg:y2="13.796cm" svg:d="M2213 13796h4624" svg:viewBox="0 0 4625 1">
          <text:p/>
        </draw:connector>
        <draw:custom-shape draw:name="pole tekstowe 54" draw:style-name="gr41" draw:text-style-name="P16" draw:layer="layout" svg:width="5.19cm" svg:height="0.714cm" svg:x="1.93cm" svg:y="14.278cm">
          <text:p text:style-name="P15"><text:span text:style-name="T19">12 634 <text:s text:c="14"/>12 6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56" draw:style-name="gr3" draw:text-style-name="P14" draw:layer="layout" draw:type="line" svg:x1="4.241cm" svg:y1="12.995cm" svg:x2="4.241cm" svg:y2="15.93cm" svg:d="M4241 12995v2935" svg:viewBox="0 0 1 2936">
          <text:p/>
        </draw:connector>
        <draw:connector draw:name="Łącznik prosty 58" draw:style-name="gr3" draw:text-style-name="P14" draw:layer="layout" draw:type="line" svg:x1="2.281cm" svg:y1="15.363cm" svg:x2="6.904cm" svg:y2="15.363cm" svg:d="M2281 15363h4623" svg:viewBox="0 0 4624 1">
          <text:p/>
        </draw:connector>
        <draw:connector draw:name="Łącznik prosty 60" draw:style-name="gr3" draw:text-style-name="P14" draw:layer="layout" draw:type="line" svg:x1="2.589cm" svg:y1="15.498cm" svg:x2="6.51cm" svg:y2="15.498cm" svg:d="M2589 15498h3921" svg:viewBox="0 0 3922 1">
          <text:p/>
        </draw:connector>
        <draw:connector draw:name="Łącznik prosty 62" draw:style-name="gr3" draw:text-style-name="P14" draw:layer="layout" draw:type="line" svg:x1="4.241cm" svg:y1="6.904cm" svg:x2="4.241cm" svg:y2="8.571cm" svg:d="M4241 6904v1667" svg:viewBox="0 0 1 1668">
          <text:p/>
        </draw:connector>
        <draw:custom-shape draw:name="pole tekstowe 63" draw:style-name="gr42" draw:text-style-name="P16" draw:layer="layout" svg:width="6.978cm" svg:height="1.179cm" svg:x="1.628cm" svg:y="6.294cm">
          <text:p text:style-name="P15"><text:span text:style-name="T19"><text:s text:c="10"/></text:span><text:span text:style-name="T19">- <text:s text:c="26"/>37 366 <text:s text:c="3"/>( 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65" draw:style-name="gr3" draw:text-style-name="P14" draw:layer="layout" draw:type="line" svg:x1="2.182cm" svg:y1="6.929cm" svg:x2="7.792cm" svg:y2="6.929cm" svg:d="M2182 6929h5610" svg:viewBox="0 0 5611 1">
          <text:p/>
        </draw:connector>
        <draw:custom-shape draw:name="pole tekstowe 66" draw:style-name="gr43" draw:text-style-name="P16" draw:layer="layout" svg:width="6.559cm" svg:height="0.714cm" svg:x="1.726cm" svg:y="7.046cm">
          <text:p text:style-name="P15"><text:span text:style-name="T19"><text:s text:c="4"/></text:span><text:span text:style-name="T19">50 000 <text:s text:c="20"/>5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68" draw:style-name="gr3" draw:text-style-name="P14" draw:layer="layout" draw:type="line" svg:x1="2.761cm" svg:y1="7.747cm" svg:x2="5.943cm" svg:y2="7.747cm" svg:d="M2761 7747h3182" svg:viewBox="0 0 3183 1">
          <text:p/>
        </draw:connector>
        <draw:connector draw:name="Łącznik prosty 70" draw:style-name="gr3" draw:text-style-name="P14" draw:layer="layout" draw:type="line" svg:x1="2.761cm" svg:y1="7.965cm" svg:x2="5.943cm" svg:y2="7.965cm" svg:d="M2761 7965h3182" svg:viewBox="0 0 3183 1">
          <text:p/>
        </draw:connector>
        <draw:custom-shape draw:name="pole tekstowe 71" draw:style-name="gr44" draw:text-style-name="P16" draw:layer="layout" svg:width="8.605cm" svg:height="1.011cm" svg:x="10.974cm" svg:y="6.15cm">
          <text:p text:style-name="P15"><text:span text:style-name="T10"><text:s text:c="2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72" draw:style-name="gr45" draw:text-style-name="P16" draw:layer="layout" svg:width="9.025cm" svg:height="1.011cm" svg:x="10.974cm" svg:y="6.15cm">
          <text:p text:style-name="P15"><text:span text:style-name="T10"><text:s text:c="14"/></text:span><text:span text:style-name="T10">- <text:s text:c="10"/></text:span><text:span text:style-name="T19">10 000 <text:s text:c="9"/>(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74" draw:style-name="gr3" draw:text-style-name="P14" draw:layer="layout" draw:type="line" svg:x1="15.363cm" svg:y1="6.789cm" svg:x2="15.363cm" svg:y2="8.272cm" svg:d="M15363 6789v1483" svg:viewBox="0 0 1 1484">
          <text:p/>
        </draw:connector>
        <draw:connector draw:name="Łącznik prosty 76" draw:style-name="gr3" draw:text-style-name="P14" draw:layer="layout" draw:type="line" svg:x1="10.727cm" svg:y1="7.02cm" svg:x2="18.717cm" svg:y2="7.045cm" svg:d="M10727 7020l7990 25" svg:viewBox="0 0 7991 26">
          <text:p/>
        </draw:connector>
        <draw:custom-shape draw:name="pole tekstowe 77" draw:style-name="gr46" draw:text-style-name="P16" draw:layer="layout" svg:width="7.989cm" svg:height="0.714cm" svg:x="10.974cm" svg:y="7.176cm">
          <text:p text:style-name="P15"><text:span text:style-name="T19"><text:s text:c="18"/></text:span><text:span text:style-name="T19">10 000 <text:s text:c="14"/>1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79" draw:style-name="gr3" draw:text-style-name="P14" draw:layer="layout" draw:type="line" svg:x1="11.886cm" svg:y1="7.902cm" svg:x2="18.1cm" svg:y2="7.902cm" svg:d="M11886 7902h6214" svg:viewBox="0 0 6215 1">
          <text:p/>
        </draw:connector>
        <draw:connector draw:name="Łącznik prosty 81" draw:style-name="gr3" draw:text-style-name="P14" draw:layer="layout" draw:type="line" svg:x1="12.453cm" svg:y1="8.124cm" svg:x2="17.508cm" svg:y2="8.124cm" svg:d="M12453 8124h5055" svg:viewBox="0 0 5056 1">
          <text:p/>
        </draw:connector>
        <draw:connector draw:name="Łącznik prosty 89" draw:style-name="gr3" draw:text-style-name="P14" draw:layer="layout" draw:type="line" svg:x1="26.953cm" svg:y1="6.789cm" svg:x2="26.953cm" svg:y2="8.82cm" svg:d="M26953 6789v2031" svg:viewBox="0 0 1 2032">
          <text:p/>
        </draw:connector>
        <draw:custom-shape draw:name="pole tekstowe 90" draw:style-name="gr47" draw:text-style-name="P16" draw:layer="layout" svg:width="8.605cm" svg:height="0.714cm" svg:x="22.564cm" svg:y="6.294cm">
          <text:p text:style-name="P15"><text:span text:style-name="T19">Sk) <text:s text:c="11"/>50 000 <text:s text:c="18"/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94" draw:style-name="gr3" draw:text-style-name="P14" draw:layer="layout" draw:type="line" svg:x1="23.891cm" svg:y1="7.176cm" svg:x2="30.701cm" svg:y2="7.176cm" svg:d="M23891 7176h6810" svg:viewBox="0 0 6811 1">
          <text:p/>
        </draw:connector>
        <draw:custom-shape draw:name="pole tekstowe 95" draw:style-name="gr48" draw:text-style-name="P16" draw:layer="layout" svg:width="7.989cm" svg:height="0.714cm" svg:x="23.526cm" svg:y="7.485cm">
          <text:p text:style-name="P15"><text:span text:style-name="T19"><text:s text:c="8"/></text:span><text:span text:style-name="T19">50 000 <text:s text:c="17"/>5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97" draw:style-name="gr3" draw:text-style-name="P14" draw:layer="layout" draw:type="line" svg:x1="23.891cm" svg:y1="8.095cm" svg:x2="30.701cm" svg:y2="8.124cm" svg:d="M23891 8095l6810 29" svg:viewBox="0 0 6811 30">
          <text:p/>
        </draw:connector>
        <draw:connector draw:name="Łącznik prosty 99" draw:style-name="gr3" draw:text-style-name="P14" draw:layer="layout" draw:type="line" svg:x1="24.29cm" svg:y1="8.257cm" svg:x2="30.701cm" svg:y2="8.299cm" svg:d="M24290 8257l6411 42" svg:viewBox="0 0 6412 43">
          <text:p/>
        </draw:connector>
        <draw:connector draw:name="Łącznik prosty 101" draw:style-name="gr3" draw:text-style-name="P14" draw:layer="layout" draw:type="line" svg:x1="15.387cm" svg:y1="12.773cm" svg:x2="15.363cm" svg:y2="14.82cm" svg:d="M15387 12773l-24 2047" svg:viewBox="0 0 25 2048">
          <text:p/>
        </draw:connector>
        <draw:connector draw:name="Łącznik prosty 103" draw:style-name="gr3" draw:text-style-name="P14" draw:layer="layout" draw:type="line" svg:x1="26.682cm" svg:y1="13.259cm" svg:x2="26.682cm" svg:y2="14.82cm" svg:d="M26682 13259v1561" svg:viewBox="0 0 1 1562">
          <text:p/>
        </draw:connector>
        <draw:custom-shape draw:name="pole tekstowe 104" draw:style-name="gr49" draw:text-style-name="P16" draw:layer="layout" svg:width="7.52cm" svg:height="1.011cm" svg:x="11.442cm" svg:y="11.883cm">
          <text:p text:style-name="P15"><text:span text:style-name="T10"><text:s text:c="7"/></text:span><text:span text:style-name="T19">12 634 <text:s text:c="23"/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05" draw:style-name="gr50" draw:text-style-name="P16" draw:layer="layout" svg:width="9.025cm" svg:height="1.011cm" svg:x="11.2cm" svg:y="12.633cm">
          <text:p text:style-name="P15"><text:span text:style-name="T10"><text:s text:c="12"/></text:span><text:span text:style-name="T10">- <text:s text:c="10"/></text:span><text:span text:style-name="T19">12 634 <text:s text:c="5"/>(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11" draw:style-name="gr3" draw:text-style-name="P14" draw:layer="layout" draw:type="line" svg:x1="12.256cm" svg:y1="13.986cm" svg:x2="18.717cm" svg:y2="13.986cm" svg:d="M12256 13986h6461" svg:viewBox="0 0 6462 1">
          <text:p/>
        </draw:connector>
        <draw:custom-shape draw:name="pole tekstowe 112" draw:style-name="gr51" draw:text-style-name="P16" draw:layer="layout" svg:width="7.422cm" svg:height="0.714cm" svg:x="11.886cm" svg:y="14.377cm">
          <text:p text:style-name="P15"><text:span text:style-name="T19"><text:s text:c="6"/></text:span><text:span text:style-name="T19">12 634 <text:s text:c="15"/>12 6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18" draw:style-name="gr3" draw:text-style-name="P14" draw:layer="layout" draw:type="line" svg:x1="15.363cm" svg:y1="14.82cm" svg:x2="15.387cm" svg:y2="16.177cm" svg:d="M15363 14820l24 1357" svg:viewBox="0 0 25 1358">
          <text:p/>
        </draw:connector>
        <draw:connector draw:name="Łącznik prosty 120" draw:style-name="gr3" draw:text-style-name="P14" draw:layer="layout" draw:type="line" svg:x1="12.453cm" svg:y1="15.363cm" svg:x2="18.544cm" svg:y2="15.363cm" svg:d="M12453 15363h6091" svg:viewBox="0 0 6092 1">
          <text:p/>
        </draw:connector>
        <draw:connector draw:name="Łącznik prosty 122" draw:style-name="gr3" draw:text-style-name="P14" draw:layer="layout" draw:type="line" svg:x1="12.829cm" svg:y1="15.56cm" svg:x2="17.508cm" svg:y2="15.56cm" svg:d="M12829 15560h4679" svg:viewBox="0 0 4680 1">
          <text:p/>
        </draw:connector>
        <draw:custom-shape draw:name="pole tekstowe 123" draw:style-name="gr52" draw:text-style-name="P16" draw:layer="layout" svg:width="8.605cm" svg:height="0.714cm" svg:x="22.564cm" svg:y="12.059cm">
          <text:p text:style-name="P15"><text:span text:style-name="T19"><text:s text:c="18"/></text:span><text:span text:style-name="T19">- <text:s text:c="25"/>10 0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24" draw:style-name="gr53" draw:text-style-name="P16" draw:layer="layout" svg:width="8.725cm" svg:height="0.714cm" svg:x="22.441cm" svg:y="12.996cm">
          <text:p text:style-name="P15"><text:span text:style-name="T19">Sk ) <text:s text:c="9"/>10 000 <text:s text:c="21"/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26" draw:style-name="gr3" draw:text-style-name="P14" draw:layer="layout" draw:type="line" svg:x1="22.86cm" svg:y1="14.031cm" svg:x2="30.258cm" svg:y2="14.031cm" svg:d="M22860 14031h7398" svg:viewBox="0 0 7399 1">
          <text:p/>
        </draw:connector>
        <draw:custom-shape draw:name="pole tekstowe 127" draw:style-name="gr54" draw:text-style-name="P16" draw:layer="layout" svg:width="8.441cm" svg:height="0.714cm" svg:x="22.86cm" svg:y="14.377cm">
          <text:p text:style-name="P15"><text:span text:style-name="T19"><text:s text:c="13"/></text:span><text:span text:style-name="T19">10 000 <text:s text:c="16"/>10 000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29" draw:style-name="gr3" draw:text-style-name="P14" draw:layer="layout" draw:type="line" svg:x1="26.682cm" svg:y1="14.82cm" svg:x2="26.682cm" svg:y2="16.522cm" svg:d="M26682 14820v1702" svg:viewBox="0 0 1 1703">
          <text:p/>
        </draw:connector>
        <draw:connector draw:name="Łącznik prosty 131" draw:style-name="gr3" draw:text-style-name="P14" draw:layer="layout" draw:type="line" svg:x1="24.29cm" svg:y1="15.363cm" svg:x2="29.444cm" svg:y2="15.363cm" svg:d="M24290 15363h5154" svg:viewBox="0 0 5155 1">
          <text:p/>
        </draw:connector>
        <draw:connector draw:name="Łącznik prosty 133" draw:style-name="gr3" draw:text-style-name="P14" draw:layer="layout" draw:type="line" svg:x1="24.61cm" svg:y1="15.498cm" svg:x2="29.444cm" svg:y2="15.498cm" svg:d="M24610 15498h4834" svg:viewBox="0 0 4835 1">
          <text:p/>
        </draw:connecto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PAMIĘTAJ !" draw:style-name="dp1" draw:master-page-name="Nagłówek_20_sekcji">
        <draw:frame draw:name="Tytuł 1" presentation:style-name="pr4" draw:text-style-name="P8" draw:layer="layout" svg:width="29.209cm" svg:height="1.593cm" svg:x="2.311cm" svg:y="2.377cm" presentation:class="title" presentation:user-transformed="true">
          <draw:text-box>
            <text:p text:style-name="P1"><text:span text:style-name="T4">ZAPAMIĘTAJ !</text:span></text:p>
          </draw:text-box>
        </draw:frame>
        <draw:frame draw:name="Symbol zastępczy tekstu 2" presentation:style-name="pr11" draw:text-style-name="P11" draw:layer="layout" svg:width="29.209cm" svg:height="10.128cm" svg:x="2.311cm" svg:y="4.414cm" presentation:class="outline" presentation:user-transformed="true">
          <draw:text-box>
            <text:list text:style-name="L14">
              <text:list-item>
                <text:p text:style-name="P18"><text:span text:style-name="T20">Każda operacja gospodarcza zapisywana jest na co najmniej na dwóch kontach po przeciwnych stronach tych kont. Pozwala to zachować równowagę bilansową.</text:span></text:p>
              </text:list-item>
              <text:list-item>
                <text:p text:style-name="P18"><text:span text:style-name="T20">Sald końcowe zapisujemy:</text:span></text:p>
              </text:list-item>
            </text:list>
            <text:list text:style-name="L15">
              <text:list-item>
                <text:p text:style-name="P18"><text:span text:style-name="T20">na koncie teowym – po stronie wykazującej mniejszy obrót , a zatem po przeciwnej stronie w stosunku do nazwy salda np. saldo Wn zapisujemy po stronie Ma konta</text:span></text:p>
              </text:list-item>
              <text:list-item>
                <text:p text:style-name="P18"><text:span text:style-name="T20">w zestawieniu obrotów i sald – w kolumnie zgodnej z nazwą konta ; przykładowo saldo Wn zapisujemy w kolumnie Wn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ziękuję za uwagę" draw:style-name="dp1" draw:master-page-name="Tylko_20_tytuł" presentation:presentation-page-layout-name="AL3T19">
        <draw:frame draw:name="Tytuł 1" presentation:style-name="pr12" draw:text-style-name="P19" draw:layer="layout" svg:width="29.209cm" svg:height="3.681cm" svg:x="2.328cm" svg:y="8.634cm" presentation:class="title" presentation:user-transformed="true">
          <draw:text-box>
            <text:p text:style-name="P1"><text:span text:style-name="T7">Dziękuję za uwagę</text:span></text:p>
          </draw:text-box>
        </draw:frame>
        <draw:custom-shape draw:name="Podtytuł 4" draw:style-name="gr55" draw:text-style-name="P20" draw:layer="layout" svg:width="25.399cm" svg:height="1.625cm" svg:x="4.233cm" svg:y="12.979cm">
          <text:p text:style-name="P3"><text:span text:style-name="T21">Beata Miłows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 Black2" svg:font-family="'Arial Black'" style:font-family-generic="swiss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081F3989D0CB4339.png" xlink:type="simple" xlink:show="embed" xlink:actuate="onLoad"/>
    <draw:fill-image draw:name="msFillBitmap_20_2" draw:display-name="msFillBitmap 2" xlink:href="Pictures/1000000000000F0000000870C1149AA4B9AB2172.png" xlink:type="simple" xlink:show="embed" xlink:actuate="onLoad"/>
    <draw:fill-image draw:name="msFillBitmap_20_3" draw:display-name="msFillBitmap 3" xlink:href="Pictures/1000000000000F0000000870C1149AA4B9AB2172.png" xlink:type="simple" xlink:show="embed" xlink:actuate="onLoad"/>
    <draw:fill-image draw:name="msFillBitmap_20_4" draw:display-name="msFillBitmap 4" xlink:href="Pictures/1000000000000F0000000870C1149AA4B9AB2172.png" xlink:type="simple" xlink:show="embed" xlink:actuate="onLoad"/>
    <draw:fill-image draw:name="msFillBitmap_20_5" draw:display-name="msFillBitmap 5" xlink:href="Pictures/1000000000000F00000008705D64EE5DE7C52364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główek_20_sekcji-background" style:display-name="Nagłówek sekcji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Nagłówek_20_sekcji-backgroundobjects" style:display-name="Nagłówek 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główek_20_sekcji-notes" style:display-name="Nagłówek sekcj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główek_20_sekcji-outline1" style:display-name="Nagłówek sekcji-outline1" style:family="presentation">
      <style:graphic-properties draw:stroke="none" draw:fill="none" draw:auto-grow-height="false" draw:fit-to-size="false" style:shrink-to-fit="true">
        <text:list-style style:name="Nagłówek_20_sekcji-outline1" style:display-name="Nagłówek 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główek_20_sekcji-outline2" style:display-name="Nagłówek sekcji-outline2" style:family="presentation" style:parent-style-name="Nagłówek_20_sekcj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główek_20_sekcji-outline3" style:display-name="Nagłówek sekcji-outline3" style:family="presentation" style:parent-style-name="Nagłówek_20_sekcj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główek_20_sekcji-outline4" style:display-name="Nagłówek sekcji-outline4" style:family="presentation" style:parent-style-name="Nagłówek_20_sekcj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główek_20_sekcji-outline5" style:display-name="Nagłówek sekcji-outline5" style:family="presentation" style:parent-style-name="Nagłówek_20_sekcji-outline4">
      <style:paragraph-properties fo:margin-top="0.1cm" fo:margin-bottom="0cm"/>
      <style:text-properties fo:font-size="20pt" style:font-size-asian="20pt" style:font-size-complex="20pt"/>
    </style:style>
    <style:style style:name="Nagłówek_20_sekcji-outline6" style:display-name="Nagłówek sekcji-outline6" style:family="presentation" style:parent-style-name="Nagłówek_20_sekcji-outline5">
      <style:paragraph-properties fo:margin-top="0.1cm" fo:margin-bottom="0cm"/>
      <style:text-properties fo:font-size="20pt" style:font-size-asian="20pt" style:font-size-complex="20pt"/>
    </style:style>
    <style:style style:name="Nagłówek_20_sekcji-outline7" style:display-name="Nagłówek sekcji-outline7" style:family="presentation" style:parent-style-name="Nagłówek_20_sekcji-outline6">
      <style:paragraph-properties fo:margin-top="0.1cm" fo:margin-bottom="0cm"/>
      <style:text-properties fo:font-size="20pt" style:font-size-asian="20pt" style:font-size-complex="20pt"/>
    </style:style>
    <style:style style:name="Nagłówek_20_sekcji-outline8" style:display-name="Nagłówek sekcji-outline8" style:family="presentation" style:parent-style-name="Nagłówek_20_sekcji-outline7">
      <style:paragraph-properties fo:margin-top="0.1cm" fo:margin-bottom="0cm"/>
      <style:text-properties fo:font-size="20pt" style:font-size-asian="20pt" style:font-size-complex="20pt"/>
    </style:style>
    <style:style style:name="Nagłówek_20_sekcji-outline9" style:display-name="Nagłówek sekcji-outline9" style:family="presentation" style:parent-style-name="Nagłówek_20_sekcji-outline8">
      <style:paragraph-properties fo:margin-top="0.1cm" fo:margin-bottom="0cm"/>
      <style:text-properties fo:font-size="20pt" style:font-size-asian="20pt" style:font-size-complex="20pt"/>
    </style:style>
    <style:style style:name="Nagłówek_20_sekcji-subtitle" style:display-name="Nagłówek sekcji-subtitle" style:family="presentation">
      <style:graphic-properties draw:stroke="none" draw:fill="none" draw:textarea-vertical-align="middle">
        <text:list-style style:name="Nagłówek_20_sekcji-subtitle" style:display-name="Nagłówek 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główek_20_sekcji-title" style:display-name="Nagłówek sekcji-title" style:family="presentation">
      <style:graphic-properties draw:stroke="none" draw:fill="none" draw:textarea-vertical-align="middle">
        <text:list-style style:name="Nagłówek_20_sekcji-title" style:display-name="Nagłówek 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usty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s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sty-outline1" style:family="presentation">
      <style:graphic-properties draw:stroke="none" draw:fill="none" draw:auto-grow-height="false" draw:fit-to-size="false" style:shrink-to-fit="true">
        <text:list-style style:name="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usty-outline2" style:family="presentation" style:parent-style-name="Pust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usty-outline3" style:family="presentation" style:parent-style-name="Pust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usty-outline4" style:family="presentation" style:parent-style-name="Pust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usty-outline5" style:family="presentation" style:parent-style-name="Pusty-outline4">
      <style:paragraph-properties fo:margin-top="0.1cm" fo:margin-bottom="0cm"/>
      <style:text-properties fo:font-size="20pt" style:font-size-asian="20pt" style:font-size-complex="20pt"/>
    </style:style>
    <style:style style:name="Pusty-outline6" style:family="presentation" style:parent-style-name="Pusty-outline5">
      <style:paragraph-properties fo:margin-top="0.1cm" fo:margin-bottom="0cm"/>
      <style:text-properties fo:font-size="20pt" style:font-size-asian="20pt" style:font-size-complex="20pt"/>
    </style:style>
    <style:style style:name="Pusty-outline7" style:family="presentation" style:parent-style-name="Pusty-outline6">
      <style:paragraph-properties fo:margin-top="0.1cm" fo:margin-bottom="0cm"/>
      <style:text-properties fo:font-size="20pt" style:font-size-asian="20pt" style:font-size-complex="20pt"/>
    </style:style>
    <style:style style:name="Pusty-outline8" style:family="presentation" style:parent-style-name="Pusty-outline7">
      <style:paragraph-properties fo:margin-top="0.1cm" fo:margin-bottom="0cm"/>
      <style:text-properties fo:font-size="20pt" style:font-size-asian="20pt" style:font-size-complex="20pt"/>
    </style:style>
    <style:style style:name="Pusty-outline9" style:family="presentation" style:parent-style-name="Pusty-outline8">
      <style:paragraph-properties fo:margin-top="0.1cm" fo:margin-bottom="0cm"/>
      <style:text-properties fo:font-size="20pt" style:font-size-asian="20pt" style:font-size-complex="20pt"/>
    </style:style>
    <style:style style:name="Pusty-subtitle" style:family="presentation">
      <style:graphic-properties draw:stroke="none" draw:fill="none" draw:textarea-vertical-align="middle">
        <text:list-style style:name="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sty-title" style:family="presentation">
      <style:graphic-properties draw:stroke="none" draw:fill="none" draw:textarea-vertical-align="middle">
        <text:list-style style:name="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ylko_20_tytuł-background" style:display-name="Tylko tytuł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ylko_20_tytuł-backgroundobjects" style:display-name="Tylko 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lko_20_tytuł-notes" style:display-name="Tylko 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lko_20_tytuł-outline1" style:display-name="Tylko tytuł-outline1" style:family="presentation">
      <style:graphic-properties draw:stroke="none" draw:fill="none" draw:auto-grow-height="false" draw:fit-to-size="false" style:shrink-to-fit="true">
        <text:list-style style:name="Tylko_20_tytuł-outline1" style:display-name="Tylko 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lko_20_tytuł-outline2" style:display-name="Tylko tytuł-outline2" style:family="presentation" style:parent-style-name="Tylko_20_tytu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ylko_20_tytuł-outline3" style:display-name="Tylko tytuł-outline3" style:family="presentation" style:parent-style-name="Tylko_20_tytu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lko_20_tytuł-outline4" style:display-name="Tylko tytuł-outline4" style:family="presentation" style:parent-style-name="Tylko_20_tytu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lko_20_tytuł-outline5" style:display-name="Tylko tytuł-outline5" style:family="presentation" style:parent-style-name="Tylko_20_tytuł-outline4">
      <style:paragraph-properties fo:margin-top="0.1cm" fo:margin-bottom="0cm"/>
      <style:text-properties fo:font-size="20pt" style:font-size-asian="20pt" style:font-size-complex="20pt"/>
    </style:style>
    <style:style style:name="Tylko_20_tytuł-outline6" style:display-name="Tylko tytuł-outline6" style:family="presentation" style:parent-style-name="Tylko_20_tytuł-outline5">
      <style:paragraph-properties fo:margin-top="0.1cm" fo:margin-bottom="0cm"/>
      <style:text-properties fo:font-size="20pt" style:font-size-asian="20pt" style:font-size-complex="20pt"/>
    </style:style>
    <style:style style:name="Tylko_20_tytuł-outline7" style:display-name="Tylko tytuł-outline7" style:family="presentation" style:parent-style-name="Tylko_20_tytuł-outline6">
      <style:paragraph-properties fo:margin-top="0.1cm" fo:margin-bottom="0cm"/>
      <style:text-properties fo:font-size="20pt" style:font-size-asian="20pt" style:font-size-complex="20pt"/>
    </style:style>
    <style:style style:name="Tylko_20_tytuł-outline8" style:display-name="Tylko tytuł-outline8" style:family="presentation" style:parent-style-name="Tylko_20_tytuł-outline7">
      <style:paragraph-properties fo:margin-top="0.1cm" fo:margin-bottom="0cm"/>
      <style:text-properties fo:font-size="20pt" style:font-size-asian="20pt" style:font-size-complex="20pt"/>
    </style:style>
    <style:style style:name="Tylko_20_tytuł-outline9" style:display-name="Tylko tytuł-outline9" style:family="presentation" style:parent-style-name="Tylko_20_tytuł-outline8">
      <style:paragraph-properties fo:margin-top="0.1cm" fo:margin-bottom="0cm"/>
      <style:text-properties fo:font-size="20pt" style:font-size-asian="20pt" style:font-size-complex="20pt"/>
    </style:style>
    <style:style style:name="Tylko_20_tytuł-subtitle" style:display-name="Tylko tytuł-subtitle" style:family="presentation">
      <style:graphic-properties draw:stroke="none" draw:fill="none" draw:textarea-vertical-align="middle">
        <text:list-style style:name="Tylko_20_tytuł-subtitle" style:display-name="Tylko 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lko_20_tytuł-title" style:display-name="Tylko tytuł-title" style:family="presentation">
      <style:graphic-properties draw:stroke="none" draw:fill="none" draw:textarea-vertical-align="middle">
        <text:list-style style:name="Tylko_20_tytuł-title" style:display-name="Tylko 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ajd_20_tytułow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główek_20_sekcji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główek_20_sekcji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główek_20_sekcji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główek_20_sekcj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główek_20_sekcj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ytuł_20_i_20_zawartość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ytuł_20_i_20_zawartość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ytuł_20_i_20_zawartość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ytuł_20_i_20_zawartość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Pust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Pust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Pust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Tylko_20_tytu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ylko_20_tytuł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ylko_20_tytu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ylko_20_tytu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Black1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36pt" fo:letter-spacing="normal" fo:language="pl" fo:country="P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" draw:text-style-name="MP6" draw:layer="backgroundobjects" svg:width="25.399cm" svg:height="5.841cm" svg:x="4.233cm" svg:y="6.699cm" presentation:class="title" presentation:user-transformed="true">
        <draw:text-box>
          <text:p text:style-name="MP5"><text:span text:style-name="MT1">Kliknij, aby edytować styl</text:span></text:p>
        </draw:text-box>
      </draw:frame>
      <draw:frame draw:name="Symbol zastępczy daty 3" presentation:style-name="Mpr2" draw:text-style-name="MP8" draw:layer="backgroundobjects" svg:width="7.619cm" svg:height="1.013cm" svg:x="13.123cm" svg:y="15.30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6.518cm" presentation:class="footer" presentation:user-transformed="true">
        <draw:text-box>
          <text:p text:style-name="MP9"><presentation:footer/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8.624cm" svg:height="10.476cm" svg:x="1.482cm" svg:y="2.123cm" presentation:class="page"/>
        <draw:frame presentation:style-name="Slajd_20_tytułow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agłówek_20_sekcji" style:display-name="Nagłówek sekcji" style:page-layout-name="PM1" draw:style-name="Mdp2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5" draw:text-style-name="MP6" draw:layer="backgroundobjects" svg:width="29.209cm" svg:height="7.923cm" svg:x="2.311cm" svg:y="2.377cm" presentation:class="title" presentation:user-transformed="true">
        <draw:text-box>
          <text:p text:style-name="MP10"><text:span text:style-name="MT3">Kliknij, aby edytować styl</text:span></text:p>
        </draw:text-box>
      </draw:frame>
      <draw:frame draw:name="Symbol zastępczy tekstu 2" presentation:style-name="Mpr6" draw:text-style-name="MP12" draw:layer="backgroundobjects" svg:width="29.209cm" svg:height="4.166cm" svg:x="2.311cm" svg:y="10.376cm" presentation:class="outline" presentation:user-transformed="true">
        <draw:text-box>
          <text:p text:style-name="MP11"><text:span text:style-name="MT4">Edytuj style wzorca tekstu</text:span></text:p>
        </draw:text-box>
      </draw:frame>
      <draw:frame draw:name="Symbol zastępczy daty 3" presentation:style-name="Mpr7" draw:text-style-name="MP8" draw:layer="backgroundobjects" svg:width="7.619cm" svg:height="1.013cm" svg:x="2.328cm" svg:y="15.368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5.368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7" draw:text-style-name="MP8" draw:layer="backgroundobjects" svg:width="7.619cm" svg:height="1.013cm" svg:x="23.918cm" svg:y="15.368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Nagłówek_20_sekcji-title" draw:layer="backgroundobjects" svg:width="18.624cm" svg:height="10.476cm" svg:x="1.482cm" svg:y="2.123cm" presentation:class="page"/>
        <draw:frame presentation:style-name="Nagłówek_20_sekcji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3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0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6">Kliknij, aby edytować styl</text:span></text:p>
        </draw:text-box>
      </draw:frame>
      <draw:frame draw:name="Symbol zastępczy zawartości 2" presentation:style-name="Mpr11" draw:text-style-name="MP19" draw:layer="backgroundobjects" svg:width="29.209cm" svg:height="9.498cm" svg:x="2.328cm" svg:y="5.071cm" presentation:class="outline" presentation:user-transformed="true">
        <draw:text-box>
          <text:list text:style-name="ML8">
            <text:list-item>
              <text:p text:style-name="MP17"><text:span text:style-name="MT7">Edytuj style wzorca tekstu</text:span></text:p>
            </text:list-item>
          </text:list>
          <text:list text:style-name="ML9">
            <text:list-item>
              <text:list>
                <text:list-item>
                  <text:p text:style-name="MP18"><text:span text:style-name="MT8">Drugi poziom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8"><text:span text:style-name="MT9">Trzeci poziom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12" draw:text-style-name="MP8" draw:layer="backgroundobjects" svg:width="7.619cm" svg:height="1.013cm" svg:x="2.328cm" svg:y="15.312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Symbol zastępczy stopki 4" presentation:style-name="Mpr12" draw:text-style-name="MP8" draw:layer="backgroundobjects" svg:width="11.429cm" svg:height="1.013cm" svg:x="11.218cm" svg:y="15.312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12" draw:text-style-name="MP8" draw:layer="backgroundobjects" svg:width="7.619cm" svg:height="1.013cm" svg:x="23.918cm" svg:y="15.312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Tytuł_20_i_20_zawartość-title" draw:layer="backgroundobjects" svg:width="18.624cm" svg:height="10.476cm" svg:x="1.482cm" svg:y="2.123cm" presentation:class="page"/>
        <draw:frame presentation:style-name="Tytuł_20_i_20_zawartość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usty" style:page-layout-name="PM1" draw:style-name="Mdp4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Symbol zastępczy daty 1" presentation:style-name="Mpr15" draw:text-style-name="MP8" draw:layer="backgroundobjects" svg:width="7.619cm" svg:height="1.013cm" svg:x="2.328cm" svg:y="15.39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Symbol zastępczy stopki 2" presentation:style-name="Mpr15" draw:text-style-name="MP8" draw:layer="backgroundobjects" svg:width="11.429cm" svg:height="1.013cm" svg:x="11.218cm" svg:y="15.396cm" presentation:class="footer" presentation:user-transformed="true">
        <draw:text-box>
          <text:p text:style-name="MP9"><presentation:footer/></text:p>
        </draw:text-box>
      </draw:frame>
      <draw:frame draw:name="Symbol zastępczy numeru slajdu 3" presentation:style-name="Mpr15" draw:text-style-name="MP8" draw:layer="backgroundobjects" svg:width="7.619cm" svg:height="1.013cm" svg:x="23.918cm" svg:y="15.396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draw:frame presentation:style-name="Pusty-title" draw:layer="backgroundobjects" svg:width="30.479cm" svg:height="3.18cm" svg:x="1.693cm" svg:y="0.76cm" presentation:class="title" presentation:placeholder="true">
        <draw:text-box/>
      </draw:frame>
      <draw:frame presentation:style-name="Pust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usty-title" draw:layer="backgroundobjects" svg:width="18.624cm" svg:height="10.476cm" svg:x="1.482cm" svg:y="2.123cm" presentation:class="page"/>
        <draw:frame presentation:style-name="Pusty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lko_20_tytuł" style:display-name="Tylko tytuł" style:page-layout-name="PM1" draw:style-name="Mdp5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8" draw:text-style-name="MP16" draw:layer="backgroundobjects" svg:width="29.209cm" svg:height="3.681cm" svg:x="2.328cm" svg:y="8.634cm" presentation:class="title" presentation:user-transformed="true">
        <draw:text-box>
          <text:p text:style-name="MP20"><text:span text:style-name="MT6">Kliknij, aby edytować styl</text:span></text:p>
        </draw:text-box>
      </draw:frame>
      <draw:frame draw:name="Symbol zastępczy daty 2" presentation:style-name="Mpr19" draw:text-style-name="MP8" draw:layer="backgroundobjects" svg:width="7.619cm" svg:height="1.013cm" svg:x="2.328cm" svg:y="15.424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Symbol zastępczy stopki 3" presentation:style-name="Mpr19" draw:text-style-name="MP8" draw:layer="backgroundobjects" svg:width="11.429cm" svg:height="1.013cm" svg:x="11.218cm" svg:y="15.424cm" presentation:class="footer" presentation:user-transformed="true">
        <draw:text-box>
          <text:p text:style-name="MP9"><presentation:footer/></text:p>
        </draw:text-box>
      </draw:frame>
      <draw:frame draw:name="Symbol zastępczy numeru slajdu 4" presentation:style-name="Mpr19" draw:text-style-name="MP8" draw:layer="backgroundobjects" svg:width="7.619cm" svg:height="1.013cm" svg:x="23.918cm" svg:y="15.424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Tylko_20_tytuł-title" draw:layer="backgroundobjects" svg:width="18.624cm" svg:height="10.476cm" svg:x="1.482cm" svg:y="2.123cm" presentation:class="page"/>
        <draw:frame presentation:style-name="Tylko_20_tytuł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zentacja programu PowerPoint</dc:title>
    <meta:initial-creator>Windows User</meta:initial-creator>
    <dc:creator>BEATA MIŁOWSKA</dc:creator>
    <meta:editing-cycles>110</meta:editing-cycles>
    <meta:creation-date>2020-09-09T11:56:44</meta:creation-date>
    <dc:date>2022-02-19T14:09:01</dc:date>
    <meta:editing-duration>P1DT3H3M</meta:editing-duration>
    <meta:generator>LibreOffice/7.4.5.1$Linux_X86_64 LibreOffice_project/40$Build-1</meta:generator>
    <meta:document-statistic meta:object-count="201"/>
    <meta:user-defined meta:name="AppVersion">16.0000</meta:user-defined>
    <meta:user-defined meta:name="Company">WSAiB</meta:user-defined>
    <meta:user-defined meta:name="PresentationFormat">Panoramiczny</meta:user-defined>
    <meta:user-defined meta:name="Slides" meta:value-type="float">8</meta:user-defined>
  </office:meta>
</office:document-meta>
</file>